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font-weight="bold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Heading_20_1" text:outline-level="1">Centro de Resiliencia Económica Argentina (Resi)</text:h>
      <text:p text:style-name="Text_20_body"><text:span text:style-name="Strong_20_Emphasis">Proyecto + Actualizaciones — Septiembre 2025</text:span></text:p>
      <text:p text:style-name="Horizontal_20_Line"/>
      <text:p text:style-name="P1"/>
      <text:p text:style-name="Text_20_body"><text:span text:style-name="T1">1. Objetivo General</text:span> Crear un espacio digital gratuito, interactivo y visual, que empodere al usuario promedio argentino a mejorar su economía, producir alimentos sostenibles, ahorrar inteligentemente y planificar la vida familiar. Todo esto integrando inteligencia artificial práctica y personalizada, gamificación y comunidad.</text:p>
      <text:p text:style-name="P1"/>
      <text:p text:style-name="Text_20_body"><text:span text:style-name="T1">2. Arquitectura Técnica Detallada</text:span> La plataforma está construida sobre una arquitectura desacoplada con un frontend moderno y un backend modular, preparada para escalar.</text:p>
      <text:list text:style-name="L1">
        <text:list-item>
          <text:p text:style-name="P2"><text:span text:style-name="T1">2.1 Backend (FastAPI Asíncrono)</text:span> La API está diseñada para ser robusta, escalable y fácil de mantener. Se ha migrado completamente a un modelo asíncrono para optimizar el rendimiento y la concurrencia.</text:p>
          <text:list>
            <text:list-item>
              <text:p text:style-name="P2"><text:span text:style-name="Source_20_Text">main.py</text:span> — Orquestador Principal: Inicializa FastAPI, configura middlewares (CORS) e incluye todos los routers de módulos. Ahora usa un evento de inicio (<text:span text:style-name="Source_20_Text">@app.on_event("startup")</text:span>) para crear las tablas de la base de datos de manera segura y confiable.</text:p>
            </text:list-item>
            <text:list-item>
              <text:p text:style-name="P2"><text:span text:style-name="Source_20_Text">database.py</text:span> — Estructura de Datos: Define el esquema de la base de datos con SQLAlchemy ORM, utilizando un motor y sesiones asíncronas. Ahora incluye tablas para gamificación (<text:span text:style-name="Source_20_Text">game_profiles</text:span>, <text:span text:style-name="Source_20_Text">achievements</text:span>, <text:span text:style-name="Source_20_Text">user_achievements</text:span>) y campos en el modelo <text:span text:style-name="Source_20_Text">User</text:span> para guardar los últimos planes de la IA (<text:span text:style-name="Source_20_Text">last_family_plan</text:span>, <text:span text:style-name="Source_20_Text">last_cultivation_plan</text:span>).</text:p>
            </text:list-item>
            <text:list-item>
              <text:p text:style-name="P2"><text:span text:style-name="Source_20_Text">routers/</text:span> — Lógica de negocio: Los archivos <text:span text:style-name="Source_20_Text">finance.py</text:span>, <text:span text:style-name="Source_20_Text">family.py</text:span>, y <text:span text:style-name="Source_20_Text">cultivation.py</text:span> contienen la lógica de negocio y se han actualizado para usar la sintaxis de consultas asíncronas de SQLAlchemy. También se ha agregado el router de gamificación (<text:span text:style-name="Source_20_Text">gamification.py</text:span>) que gestiona todo el sistema de logros y recompensas.</text:p>
            </text:list-item>
            <text:list-item>
              <text:p text:style-name="P2"><text:span text:style-name="Source_20_Text">dependencies.py</text:span> — Funciones auxiliares: Se ha modificado para que las funciones que interactúan con la base de datos sean asíncronas. Se añadió una función centralizada (<text:span text:style-name="Source_20_Text">award_achievement</text:span>) para gestionar la lógica de los logros.</text:p>
            </text:list-item>
          </text:list>
          <text:p text:style-name="P3"/>
          <text:p text:style-name="P3"><text:soft-page-break/></text:p>
        </text:list-item>
        <text:list-item>
          <text:p text:style-name="P2"><text:span text:style-name="T1">2.2 Frontend (Next.js &amp; TypeScript)</text:span> La interfaz es una SPA rápida, reactiva y adaptable.</text:p>
          <text:list>
            <text:list-item>
              <text:p text:style-name="P2"><text:span text:style-name="Source_20_Text">Header.tsx</text:span> — Ahora muestra el <text:span text:style-name="Source_20_Text">ResiScore</text:span> y las monedas del usuario, integrando visualmente el módulo de gamificación.</text:p>
            </text:list-item>
            <text:list-item>
              <text:p text:style-name="P2"><text:span text:style-name="Source_20_Text">GamificationModule.tsx</text:span> — Nuevo componente que muestra de forma "épica" el progreso del usuario, sus puntos y logros, con animaciones y un diseño renovado.</text:p>
            </text:list-item>
            <text:list-item>
              <text:p text:style-name="P2"><text:span text:style-name="Source_20_Text">CultivationModule.tsx</text:span> y <text:span text:style-name="Source_20_Text">FamilyPlannerModule.tsx</text:span> — Ahora guardan los planes generados por la IA en la base de datos del backend y los muestran en la interfaz para que el usuario pueda consultarlos.</text:p>
            </text:list-item>
            <text:list-item>
              <text:p text:style-name="P2"><text:span text:style-name="Source_20_Text">apiClient.ts</text:span> — cliente Axios centralizado para todas las llamadas a la API.</text:p>
            </text:list-item>
          </text:list>
        </text:list-item>
      </text:list>
      <text:p text:style-name="Text_20_body"><text:span text:style-name="T1">3. Flujo de Datos Crítico</text:span> Ejemplo: el usuario consulta "¿conviene comprar dólares hoy?".</text:p>
      <text:list text:style-name="L2">
        <text:list-item>
          <text:p text:style-name="P4">El frontend envía la pregunta al backend (<text:span text:style-name="Source_20_Text">/chat</text:span>).</text:p>
        </text:list-item>
        <text:list-item>
          <text:p text:style-name="P4">El backend recopila:</text:p>
          <text:list>
            <text:list-item>
              <text:p text:style-name="P4">Cotización del dólar (API externa).</text:p>
            </text:list-item>
            <text:list-item>
              <text:p text:style-name="P4">Perfil de riesgo, metas, historial de chat, <text:span text:style-name="T1">y los últimos planes generados (familiar y de cultivo)</text:span>.</text:p>
            </text:list-item>
          </text:list>
        </text:list-item>
        <text:list-item>
          <text:p text:style-name="P4">Se consolida el contexto y se envía a la IA (Gemini).</text:p>
        </text:list-item>
        <text:list-item>
          <text:p text:style-name="P4">La respuesta se guarda en el historial y se devuelve al chat en el frontend.</text:p>
        </text:list-item>
      </text:list>
      <text:p text:style-name="P1">4. Esquema de la Base de Datos</text:p>
      <text:list text:style-name="L3">
        <text:list-item>
          <text:p text:style-name="P5"><text:span text:style-name="Source_20_Text">users</text:span>: email, onboarding completo, perfil de riesgo, metas, <text:span text:style-name="Source_20_Text"><text:span text:style-name="T1">last_family_plan</text:span></text:span><text:span text:style-name="T1">, </text:span><text:span text:style-name="Source_20_Text"><text:span text:style-name="T1">last_cultivation_plan</text:span></text:span>.</text:p>
        </text:list-item>
        <text:list-item>
          <text:p text:style-name="P5"><text:span text:style-name="Source_20_Text">expenses</text:span>: id, descripción, monto, categoría, fecha, usuario.</text:p>
        </text:list-item>
        <text:list-item>
          <text:p text:style-name="P5"><text:span text:style-name="Source_20_Text">budget_items</text:span>: id, categoría, monto asignado, usuario.</text:p>
        </text:list-item>
        <text:list-item>
          <text:p text:style-name="P5"><text:span text:style-name="Source_20_Text">saving_goals</text:span>: id, nombre, meta, progreso, usuario.</text:p>
        </text:list-item>
        <text:list-item>
          <text:p text:style-name="P5"><text:span text:style-name="Source_20_Text">chat_messages</text:span>: id, emisor, mensaje, timestamp, usuario.</text:p>
        </text:list-item>
        <text:list-item>
          <text:p text:style-name="P5"><text:span text:style-name="Source_20_Text">family_plans</text:span>: id, <text:span text:style-name="Source_20_Text"><text:span text:style-name="T1">plan_data</text:span></text:span>, fecha, usuario.</text:p>
        </text:list-item>
        <text:list-item>
          <text:p text:style-name="P5"><text:span text:style-name="Source_20_Text">cultivation_plans</text:span>: id, <text:span text:style-name="Source_20_Text"><text:span text:style-name="T1">plan_data</text:span></text:span>, fecha, usuario.</text:p>
        </text:list-item>
        <text:list-item>
          <text:p text:style-name="P5"><text:span text:style-name="Source_20_Text"><text:span text:style-name="T1">game_profiles</text:span></text:span>: <text:span text:style-name="Source_20_Text">user_email</text:span>, <text:span text:style-name="Source_20_Text">resi_score</text:span>, <text:span text:style-name="Source_20_Text">resilient_coins</text:span>, <text:span text:style-name="Source_20_Text">financial_points</text:span>, <text:span text:style-name="Source_20_Text">cultivation_points</text:span>, <text:span text:style-name="Source_20_Text">community_points</text:span>.</text:p>
        </text:list-item>
        <text:list-item>
          <text:p text:style-name="P5"><text:span text:style-name="Source_20_Text"><text:span text:style-name="T1">achievements</text:span></text:span>: <text:span text:style-name="Source_20_Text">id</text:span>, <text:span text:style-name="Source_20_Text">name</text:span>, <text:span text:style-name="Source_20_Text">description</text:span>, <text:span text:style-name="Source_20_Text">icon</text:span>, <text:span text:style-name="Source_20_Text">points</text:span>, <text:span text:style-name="Source_20_Text">type</text:span>.</text:p>
        </text:list-item>
        <text:list-item>
          <text:p text:style-name="P5"><text:span text:style-name="Source_20_Text"><text:span text:style-name="T1">user_achievements</text:span></text:span>: <text:span text:style-name="Source_20_Text">user_email</text:span>, <text:span text:style-name="Source_20_Text">achievement_id</text:span>, <text:span text:style-name="Source_20_Text">progress</text:span>, <text:span text:style-name="Source_20_Text">is_completed</text:span>, <text:span text:style-name="Source_20_Text">completion_date</text:span>.</text:p>
        </text:list-item>
      </text:list>
      <text:p text:style-name="P1"/>
      <text:p text:style-name="P1"><text:soft-page-break/></text:p>
      <text:p text:style-name="P1"/>
      <text:p text:style-name="P1">5. Roadmap de Módulos</text:p>
      <text:list text:style-name="L4">
        <text:list-item>
          <text:p text:style-name="P6">Finanzas ✅</text:p>
        </text:list-item>
        <text:list-item>
          <text:p text:style-name="P6">Cultivo ✅</text:p>
        </text:list-item>
        <text:list-item>
          <text:p text:style-name="P6">Planificación Familiar ✅</text:p>
        </text:list-item>
        <text:list-item>
          <text:p text:style-name="P6">Chat con IA (datos en tiempo real) ✅</text:p>
        </text:list-item>
        <text:list-item>
          <text:p text:style-name="P6">Comunidad y Gamificación ✅</text:p>
        </text:list-item>
        <text:list-item>
          <text:p text:style-name="P6">Mercado Resiliente ⏳</text:p>
        </text:list-item>
        <text:list-item>
          <text:p text:style-name="P6">Educación Financiera ⏳</text:p>
        </text:list-item>
        <text:list-item>
          <text:p text:style-name="P6">Energías Renovables ⏳</text:p>
        </text:list-item>
        <text:list-item>
          <text:p text:style-name="P6">Suscripción Premium ⏳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20:59:52.416610400</meta:creation-date>
    <meta:print-date>2025-09-09T21:00:39.656582300</meta:print-date>
    <meta:printed-by>Archivos PDF</meta:printed-by>
    <dc:date>2025-09-11T11:45:32.850263900</dc:date>
    <meta:editing-duration>PT5M56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44" meta:word-count="574" meta:character-count="3919" meta:non-whitespace-character-count="3415"/>
  </office:meta>
</office:document-meta>
</file>